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c598" officeooo:paragraph-rsid="000ac598"/>
    </style:style>
    <style:style style:name="P2" style:family="paragraph" style:parent-style-name="Standard">
      <style:paragraph-properties fo:text-align="center" style:justify-single-word="false"/>
      <style:text-properties officeooo:rsid="000ac598" officeooo:paragraph-rsid="000ac598"/>
    </style:style>
    <style:style style:name="P3" style:family="paragraph" style:parent-style-name="Standard">
      <style:text-properties fo:font-weight="bold" officeooo:rsid="000ac598" officeooo:paragraph-rsid="000ac598" style:font-weight-asian="bold" style:font-weight-complex="bold"/>
    </style:style>
    <style:style style:name="P4" style:family="paragraph" style:parent-style-name="Standard">
      <style:text-properties fo:font-weight="bold" officeooo:rsid="000af9bf" officeooo:paragraph-rsid="000af9bf" style:font-weight-asian="bold" style:font-weight-complex="bold"/>
    </style:style>
    <style:style style:name="P5" style:family="paragraph" style:parent-style-name="Standard">
      <style:text-properties fo:font-weight="bold" officeooo:rsid="001eaf30" officeooo:paragraph-rsid="001eaf30" style:font-weight-asian="bold" style:font-weight-complex="bold"/>
    </style:style>
    <style:style style:name="P6" style:family="paragraph" style:parent-style-name="Standard">
      <style:text-properties fo:font-weight="normal" officeooo:rsid="000af9bf" officeooo:paragraph-rsid="000af9bf" style:font-weight-asian="normal" style:font-weight-complex="normal"/>
    </style:style>
    <style:style style:name="P7" style:family="paragraph" style:parent-style-name="Standard">
      <style:text-properties fo:font-weight="normal" officeooo:rsid="000ced25" officeooo:paragraph-rsid="000af9bf" style:font-weight-asian="normal" style:font-weight-complex="normal"/>
    </style:style>
    <style:style style:name="P8" style:family="paragraph" style:parent-style-name="Standard">
      <style:text-properties fo:font-weight="normal" officeooo:rsid="000ced25" officeooo:paragraph-rsid="000ced25" style:font-weight-asian="normal" style:font-weight-complex="normal"/>
    </style:style>
    <style:style style:name="P9" style:family="paragraph" style:parent-style-name="Standard">
      <style:text-properties fo:font-weight="normal" officeooo:rsid="000ced25" officeooo:paragraph-rsid="001bc2dd" style:font-weight-asian="normal" style:font-weight-complex="normal"/>
    </style:style>
    <style:style style:name="P10" style:family="paragraph" style:parent-style-name="Standard">
      <style:text-properties fo:font-weight="normal" officeooo:rsid="001d5556" officeooo:paragraph-rsid="001d5556" style:font-weight-asian="normal" style:font-weight-complex="normal"/>
    </style:style>
    <style:style style:name="P11" style:family="paragraph" style:parent-style-name="Standard">
      <style:text-properties fo:font-weight="normal" officeooo:rsid="001eaf30" officeooo:paragraph-rsid="001eaf30" style:font-weight-asian="normal" style:font-weight-complex="normal"/>
    </style:style>
    <style:style style:name="P12" style:family="paragraph" style:parent-style-name="Standard">
      <style:text-properties fo:font-weight="normal" officeooo:rsid="001ec458" officeooo:paragraph-rsid="001ec458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ced25" officeooo:paragraph-rsid="000ced25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ced25" officeooo:paragraph-rsid="001bc2dd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e626b" officeooo:paragraph-rsid="000e626b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52eca" officeooo:paragraph-rsid="00152eca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52eca" officeooo:paragraph-rsid="001ab3a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675ef" officeooo:paragraph-rsid="001675ef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eaf30" officeooo:paragraph-rsid="001eaf30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eaf30" officeooo:paragraph-rsid="001eaf30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eaf30" officeooo:paragraph-rsid="001eaf30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fa600" officeooo:paragraph-rsid="001fa600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ec482"/>
    </style:style>
    <style:style style:name="T3" style:family="text">
      <style:text-properties officeooo:rsid="00158188"/>
    </style:style>
    <style:style style:name="T4" style:family="text">
      <style:text-properties officeooo:rsid="00183de1"/>
    </style:style>
    <style:style style:name="T5" style:family="text">
      <style:text-properties officeooo:rsid="001a18d1"/>
    </style:style>
    <style:style style:name="T6" style:family="text">
      <style:text-properties officeooo:rsid="001bc2dd"/>
    </style:style>
    <style:style style:name="T7" style:family="text">
      <style:text-properties officeooo:rsid="001d55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assunto istruzioni Assembly:</text:p>
      <text:p text:style-name="P3">Barrel Shifter:</text:p>
      <text:p text:style-name="P1">LSL: Logical shift left → Multiplication by a power of 2→ x*2<text:span text:style-name="T1">n</text:span></text:p>
      <text:p text:style-name="P1">LSR: Logical shift right → Division by a power of 2 </text:p>
      <text:p text:style-name="P1">ASR: Arithmetic shift right→ Division by a power of 2, preserving sign bit</text:p>
      <text:p text:style-name="P1">ROR: Rotate Right→ bit rotate, with wrap around from LSB to MSB</text:p>
      <text:p text:style-name="P1"/>
      <text:p text:style-name="P4">Istruzioni Aritmetiche:</text:p>
      <text:p text:style-name="P6">ADD R1, R2, #18 → R1=R2+18</text:p>
      <text:p text:style-name="P6"/>
      <text:p text:style-name="P4">Istruzioni di Spostamento:</text:p>
      <text:p text:style-name="P6">MOV R1, #30 → R1 = 30</text:p>
      <text:p text:style-name="P6">MVN R1, R2→ bitwise logical not of R2 value and places result on R1</text:p>
      <text:p text:style-name="P6"/>
      <text:p text:style-name="P4">Trasferimento Dati:</text:p>
      <text:p text:style-name="P6">LDR/STR → carica/immagazzina word ( 32bit)</text:p>
      <text:p text:style-name="P6">LDRB/STRB → carica/immagazzina byte ( 8bit)</text:p>
      <text:p text:style-name="P6">LDRH/STRH → carica/immagazzina half word (16bit)</text:p>
      <text:p text:style-name="P7"/>
      <text:p text:style-name="P8">es:</text:p>
      <text:list xml:id="list275239268" text:style-name="L1">
        <text:list-item>
          <text:p text:style-name="P13">STR R0, [R1] → scrive il contenuto di R0 nell’indirizzo <text:span text:style-name="T5">in</text:span> R1</text:p>
        </text:list-item>
        <text:list-item>
          <text:p text:style-name="P15">STR R0,[R1],#4 → <text:span text:style-name="T2">scrive R0 nell’indirizzo R1, e aumenta addr R1 di 4</text:span></text:p>
        </text:list-item>
        <text:list-item>
          <text:p text:style-name="P16">STR R1,[R0,#4] →<text:span text:style-name="T3"> scrive R1 nell’indirizzo R0+4</text:span></text:p>
        </text:list-item>
        <text:list-item>
          <text:p text:style-name="P17">STR R1,[R0,#4]! →<text:span text:style-name="T3"> scrive R1 nell’indirizzo R0+4, aggiunge 4 ad R1</text:span></text:p>
        </text:list-item>
        <text:list-item>
          <text:p text:style-name="P13">LDR R2, [R1] → carica in R2 il contenuto dell’indirizzo in R1</text:p>
        </text:list-item>
        <text:list-item>
          <text:p text:style-name="P18">LDR R1,[R0,#4] → carica in R1 <text:span text:style-name="T4">il contenuto del</text:span>l’indirizzo R0+4</text:p>
        </text:list-item>
        <text:list-item>
          <text:p text:style-name="P14">LDR R2, [R1],<text:span text:style-name="T6">#-4</text:span> → carica in R2 il contenuto di R1, <text:span text:style-name="T6">poi diminuisce R1 di 4</text:span></text:p>
        </text:list-item>
      </text:list>
      <text:p text:style-name="P10">es2:</text:p>
      <text:p text:style-name="P9">LDR R0, =OPERAND1 →<text:span text:style-name="T7"> carica in R0 l’indirizzo di operand1</text:span></text:p>
      <text:p text:style-name="P9">LDR R1,[R0] →<text:span text:style-name="T7"> carica in R1 il contenuto di operand1</text:span></text:p>
      <text:p text:style-name="P9">.data →<text:span text:style-name="T7"> stabilisce l’inizio dello spazio dati, e’ una direttiva per il compilatore</text:span></text:p>
      <text:p text:style-name="P9">OPERAND1: .word 1</text:p>
      <text:p text:style-name="P9">.end</text:p>
      <text:p text:style-name="P9"/>
      <text:p text:style-name="P5">Trasferimento a Blocchi:</text:p>
      <text:p text:style-name="P11">Trasferisco da 1 a 16 registri, da o verso la memoria, con una sola operazione.</text:p>
      <text:p text:style-name="P11">Sintassi: </text:p>
      <text:list xml:id="list761784258" text:style-name="L2">
        <text:list-item>
          <text:p text:style-name="P19">op{addr_mode}{cond}Rn{!}, reglist{^}</text:p>
        </text:list-item>
      </text:list>
      <text:p text:style-name="P11">Operazioni:</text:p>
      <text:list xml:id="list2926973701" text:style-name="L3">
        <text:list-item>
          <text:p text:style-name="P20">LDM → load multiple registers</text:p>
        </text:list-item>
        <text:list-item>
          <text:p text:style-name="P20">STM → store multiple registers</text:p>
        </text:list-item>
      </text:list>
      <text:p text:style-name="P11">Addr_mode:</text:p>
      <text:list xml:id="list3744042917" text:style-name="L4">
        <text:list-item>
          <text:p text:style-name="P21">IA → Incrementa indirizzo dopo ogni trasferimento</text:p>
        </text:list-item>
        <text:list-item>
          <text:p text:style-name="P21">IB → Incrementa indirizzo prima di ogni trasferimento </text:p>
        </text:list-item>
        <text:list-item>
          <text:p text:style-name="P21">DA → Decrementa indirizzo dopo ogni trasferimento</text:p>
        </text:list-item>
        <text:list-item>
          <text:p text:style-name="P21">DB → Decrementa indirizzo prima di ogni trasferimento</text:p>
        </text:list-item>
      </text:list>
      <text:p text:style-name="P11">Rn: indirizzo base del trasferimento, aggiungendo ! Al termine del trasferimento, in Rn viene scritto l’indirizzo finale.</text:p>
      <text:p text:style-name="P12"><text:soft-page-break/>Es:</text:p>
      <text:list xml:id="list1338097670" text:style-name="L5">
        <text:list-item>
          <text:p text:style-name="P22">STMIB R0, {R1,R5-R9}→ sore R1, R5 to R9, indirizzo finale: R0+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7:08:03.380388971</meta:creation-date>
    <dc:date>2019-01-07T15:41:41.787425447</dc:date>
    <meta:editing-duration>PT9H35M41S</meta:editing-duration>
    <meta:editing-cycles>16</meta:editing-cycles>
    <meta:generator>LibreOffice/6.1.4.2$Linux_X86_64 LibreOffice_project/10$Build-2</meta:generator>
    <meta:document-statistic meta:table-count="0" meta:image-count="0" meta:object-count="0" meta:page-count="2" meta:paragraph-count="44" meta:word-count="332" meta:character-count="1900" meta:non-whitespace-character-count="1624"/>
  </office:meta>
</office:document-meta>
</file>